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3.75cm" fo:min-width="17.5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5cm" fo:min-width="17.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75cm" fo:min-width="6.6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75cm" fo:min-width="6.6cm"/>
    </style:style>
    <style:style style:name="gr10" style:family="graphic" style:parent-style-name="standard">
      <style:graphic-properties draw:stroke="none" svg:stroke-color="#000000" draw:fill="solid" draw:fill-color="#00cc33" fo:min-height="0.75cm"/>
    </style:style>
    <style:style style:name="gr11" style:family="graphic" style:parent-style-name="standard">
      <style:graphic-properties draw:stroke="none" svg:stroke-color="#000000" draw:fill="solid" draw:fill-color="#ff9999" fo:min-height="0.75cm"/>
    </style:style>
    <style:style style:name="co1" style:family="table-column">
      <style:table-column-properties style:column-width="1.185cm" style:use-optimal-column-width="false"/>
    </style:style>
    <style:style style:name="co2" style:family="table-column">
      <style:table-column-properties style:column-width="12.91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00cc33"/>
      <style:paragraph-properties fo:text-align="center"/>
    </style:style>
    <style:style style:name="P8" style:family="paragraph">
      <loext:graphic-properties draw:fill="solid"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4cm" svg:x="1.423cm" svg:y="24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20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16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12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4.4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6cm" svg:height="0.53cm" svg:x="16.467cm" svg:y="6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4" draw:text-style-name="P3" draw:layer="layout" svg:x1="9.023cm" svg:y1="7.423cm" svg:x2="15.023cm" svg:y2="7.423cm">
            <text:p/>
          </draw:line>
          <draw:line draw:style-name="gr5" draw:text-style-name="P3" draw:layer="layout" svg:x1="9.023cm" svg:y1="7.223cm" svg:x2="9.023cm" svg:y2="7.623cm">
            <text:p/>
          </draw:line>
          <draw:line draw:style-name="gr5" draw:text-style-name="P3" draw:layer="layout" svg:x1="15.023cm" svg:y1="7.223cm" svg:x2="15.023cm" svg:y2="7.623cm">
            <text:p/>
          </draw:line>
        </draw:g>
        <draw:frame draw:style-name="gr3" draw:text-style-name="P2" draw:layer="layout" svg:width="1.656cm" svg:height="0.53cm" svg:x="16.467cm" svg:y="7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draw:line draw:style-name="gr4" draw:text-style-name="P3" draw:layer="layout" svg:x1="5.623cm" svg:y1="6.423cm" svg:x2="8.423cm" svg:y2="6.423cm">
            <text:p/>
          </draw:line>
          <draw:line draw:style-name="gr5" draw:text-style-name="P3" draw:layer="layout" svg:x1="5.623cm" svg:y1="6.223cm" svg:x2="5.623cm" svg:y2="6.623cm">
            <text:p/>
          </draw:line>
          <draw:line draw:style-name="gr5" draw:text-style-name="P3" draw:layer="layout" svg:x1="8.423cm" svg:y1="6.223cm" svg:x2="8.423cm" svg:y2="6.623cm">
            <text:p/>
          </draw:line>
        </draw:g>
        <draw:custom-shape draw:style-name="gr6" draw:text-style-name="P4" draw:layer="layout" svg:width="18cm" svg:height="1cm" svg:x="1.423cm" svg:y="4.423cm">
          <text:p text:style-name="P2">a2 &lt; b1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.2cm" svg:x="1.423cm" svg:y="4.423cm">
          <draw:text-box>
            <text:p>1</text:p>
          </draw:text-box>
        </draw:frame>
        <draw:line draw:style-name="gr4" draw:text-style-name="P3" draw:layer="layout" svg:x1="1.423cm" svg:y1="8.423cm" svg:x2="19.423cm" svg:y2="8.423cm">
          <text:p/>
        </draw:line>
        <draw:custom-shape draw:style-name="gr2" draw:text-style-name="P1" draw:layer="layout" svg:width="18cm" svg:height="4cm" svg:x="1.423cm" svg:y="8.4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6cm" svg:height="0.53cm" svg:x="16.467cm" svg:y="9.8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draw:line draw:style-name="gr4" draw:text-style-name="P3" draw:layer="layout" svg:x1="3.223cm" svg:y1="11.223cm" svg:x2="9.223cm" svg:y2="11.223cm">
            <text:p/>
          </draw:line>
          <draw:line draw:style-name="gr5" draw:text-style-name="P3" draw:layer="layout" svg:x1="3.223cm" svg:y1="11.023cm" svg:x2="3.223cm" svg:y2="11.423cm">
            <text:p/>
          </draw:line>
          <draw:line draw:style-name="gr5" draw:text-style-name="P3" draw:layer="layout" svg:x1="9.223cm" svg:y1="11.023cm" svg:x2="9.223cm" svg:y2="11.423cm">
            <text:p/>
          </draw:line>
        </draw:g>
        <draw:frame draw:style-name="gr3" draw:text-style-name="P2" draw:layer="layout" svg:width="1.656cm" svg:height="0.53cm" svg:x="16.467cm" svg:y="10.8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line draw:style-name="gr4" draw:text-style-name="P3" draw:layer="layout" svg:x1="10.923cm" svg:y1="10.123cm" svg:x2="13.723cm" svg:y2="10.123cm">
            <text:p/>
          </draw:line>
          <draw:line draw:style-name="gr5" draw:text-style-name="P3" draw:layer="layout" svg:x1="10.923cm" svg:y1="9.923cm" svg:x2="10.923cm" svg:y2="10.323cm">
            <text:p/>
          </draw:line>
          <draw:line draw:style-name="gr5" draw:text-style-name="P3" draw:layer="layout" svg:x1="13.723cm" svg:y1="9.923cm" svg:x2="13.723cm" svg:y2="10.323cm">
            <text:p/>
          </draw:line>
        </draw:g>
        <draw:frame draw:style-name="gr3" draw:text-style-name="P2" draw:layer="layout" svg:width="1.656cm" svg:height="0.53cm" svg:x="16.467cm" svg:y="14.1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>
          <draw:line draw:style-name="gr4" draw:text-style-name="P3" draw:layer="layout" svg:x1="3.223cm" svg:y1="15.453cm" svg:x2="9.223cm" svg:y2="15.453cm">
            <text:p/>
          </draw:line>
          <draw:line draw:style-name="gr5" draw:text-style-name="P3" draw:layer="layout" svg:x1="3.223cm" svg:y1="15.253cm" svg:x2="3.223cm" svg:y2="15.653cm">
            <text:p/>
          </draw:line>
          <draw:line draw:style-name="gr5" draw:text-style-name="P3" draw:layer="layout" svg:x1="9.223cm" svg:y1="15.253cm" svg:x2="9.223cm" svg:y2="15.653cm">
            <text:p/>
          </draw:line>
        </draw:g>
        <draw:frame draw:style-name="gr3" draw:text-style-name="P2" draw:layer="layout" svg:width="1.656cm" svg:height="0.53cm" svg:x="16.467cm" svg:y="15.1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>
          <draw:line draw:style-name="gr4" draw:text-style-name="P3" draw:layer="layout" svg:x1="8.523cm" svg:y1="14.353cm" svg:x2="11.323cm" svg:y2="14.353cm">
            <text:p/>
          </draw:line>
          <draw:line draw:style-name="gr5" draw:text-style-name="P3" draw:layer="layout" svg:x1="8.523cm" svg:y1="14.153cm" svg:x2="8.523cm" svg:y2="14.553cm">
            <text:p/>
          </draw:line>
          <draw:line draw:style-name="gr5" draw:text-style-name="P3" draw:layer="layout" svg:x1="11.323cm" svg:y1="14.153cm" svg:x2="11.323cm" svg:y2="14.553cm">
            <text:p/>
          </draw:line>
        </draw:g>
        <draw:frame draw:style-name="gr3" draw:text-style-name="P2" draw:layer="layout" svg:width="1.656cm" svg:height="0.53cm" svg:x="16.367cm" svg:y="18.1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1.656cm" svg:height="0.53cm" svg:x="16.367cm" svg:y="19.15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line draw:style-name="gr4" draw:text-style-name="P3" draw:layer="layout" svg:x1="8.423cm" svg:y1="18.381cm" svg:x2="11.223cm" svg:y2="18.381cm">
            <text:p/>
          </draw:line>
          <draw:line draw:style-name="gr5" draw:text-style-name="P3" draw:layer="layout" svg:x1="8.423cm" svg:y1="18.181cm" svg:x2="8.423cm" svg:y2="18.581cm">
            <text:p/>
          </draw:line>
          <draw:line draw:style-name="gr5" draw:text-style-name="P3" draw:layer="layout" svg:x1="11.223cm" svg:y1="18.181cm" svg:x2="11.223cm" svg:y2="18.581cm">
            <text:p/>
          </draw:line>
        </draw:g>
        <draw:g>
          <draw:line draw:style-name="gr4" draw:text-style-name="P3" draw:layer="layout" svg:x1="10.423cm" svg:y1="19.381cm" svg:x2="13.223cm" svg:y2="19.381cm">
            <text:p/>
          </draw:line>
          <draw:line draw:style-name="gr5" draw:text-style-name="P3" draw:layer="layout" svg:x1="10.423cm" svg:y1="19.181cm" svg:x2="10.423cm" svg:y2="19.581cm">
            <text:p/>
          </draw:line>
          <draw:line draw:style-name="gr5" draw:text-style-name="P3" draw:layer="layout" svg:x1="13.223cm" svg:y1="19.181cm" svg:x2="13.223cm" svg:y2="19.581cm">
            <text:p/>
          </draw:line>
        </draw:g>
        <draw:frame draw:style-name="gr3" draw:text-style-name="P2" draw:layer="layout" svg:width="1.656cm" svg:height="0.53cm" svg:x="16.367cm" svg:y="22.1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1.656cm" svg:height="0.53cm" svg:x="16.367cm" svg:y="23.1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g>
          <draw:line draw:style-name="gr4" draw:text-style-name="P3" draw:layer="layout" svg:x1="8.423cm" svg:y1="22.411cm" svg:x2="11.223cm" svg:y2="22.411cm">
            <text:p/>
          </draw:line>
          <draw:line draw:style-name="gr5" draw:text-style-name="P3" draw:layer="layout" svg:x1="8.423cm" svg:y1="22.211cm" svg:x2="8.423cm" svg:y2="22.611cm">
            <text:p/>
          </draw:line>
          <draw:line draw:style-name="gr5" draw:text-style-name="P3" draw:layer="layout" svg:x1="11.223cm" svg:y1="22.211cm" svg:x2="11.223cm" svg:y2="22.611cm">
            <text:p/>
          </draw:line>
        </draw:g>
        <draw:g>
          <draw:line draw:style-name="gr4" draw:text-style-name="P3" draw:layer="layout" svg:x1="6.623cm" svg:y1="23.553cm" svg:x2="13.223cm" svg:y2="23.553cm">
            <text:p/>
          </draw:line>
          <draw:line draw:style-name="gr5" draw:text-style-name="P3" draw:layer="layout" svg:x1="6.623cm" svg:y1="23.323cm" svg:x2="6.623cm" svg:y2="23.782cm">
            <text:p/>
          </draw:line>
          <draw:line draw:style-name="gr5" draw:text-style-name="P3" draw:layer="layout" svg:x1="13.223cm" svg:y1="23.323cm" svg:x2="13.223cm" svg:y2="23.782cm">
            <text:p/>
          </draw:line>
        </draw:g>
        <draw:frame draw:style-name="gr3" draw:text-style-name="P2" draw:layer="layout" svg:width="1.656cm" svg:height="0.53cm" svg:x="16.367cm" svg:y="26.22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1.656cm" svg:height="0.53cm" svg:x="16.367cm" svg:y="27.2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line draw:style-name="gr4" draw:text-style-name="P3" draw:layer="layout" svg:x1="5.923cm" svg:y1="26.453cm" svg:x2="11.223cm" svg:y2="26.453cm">
            <text:p/>
          </draw:line>
          <draw:line draw:style-name="gr5" draw:text-style-name="P3" draw:layer="layout" svg:x1="5.923cm" svg:y1="26.253cm" svg:x2="5.923cm" svg:y2="26.653cm">
            <text:p/>
          </draw:line>
          <draw:line draw:style-name="gr5" draw:text-style-name="P3" draw:layer="layout" svg:x1="11.223cm" svg:y1="26.253cm" svg:x2="11.223cm" svg:y2="26.653cm">
            <text:p/>
          </draw:line>
        </draw:g>
        <draw:g>
          <draw:line draw:style-name="gr4" draw:text-style-name="P3" draw:layer="layout" svg:x1="8.323cm" svg:y1="27.494cm" svg:x2="9.623cm" svg:y2="27.494cm">
            <text:p/>
          </draw:line>
          <draw:line draw:style-name="gr5" draw:text-style-name="P3" draw:layer="layout" svg:x1="8.323cm" svg:y1="27.223cm" svg:x2="8.323cm" svg:y2="27.765cm">
            <text:p/>
          </draw:line>
          <draw:line draw:style-name="gr5" draw:text-style-name="P3" draw:layer="layout" svg:x1="9.623cm" svg:y1="27.223cm" svg:x2="9.623cm" svg:y2="27.765cm">
            <text:p/>
          </draw:line>
        </draw:g>
        <draw:custom-shape draw:style-name="gr6" draw:text-style-name="P4" draw:layer="layout" svg:width="18cm" svg:height="1cm" svg:x="1.423cm" svg:y="8.423cm">
          <text:p text:style-name="P2"><text:s/>b2 &lt; a1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.2cm" svg:x="1.423cm" svg:y="8.423cm">
          <draw:text-box>
            <text:p>2</text:p>
          </draw:text-box>
        </draw:frame>
        <draw:g>
          <draw:custom-shape draw:style-name="gr6" draw:text-style-name="P4" draw:layer="layout" svg:width="18cm" svg:height="1cm" svg:x="1.423cm" svg:y="12.423cm">
            <text:p text:style-name="P2">a1 &lt; b2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12.423cm">
            <draw:text-box>
              <text:p>3</text:p>
            </draw:text-box>
          </draw:frame>
        </draw:g>
        <draw:g>
          <draw:custom-shape draw:style-name="gr6" draw:text-style-name="P4" draw:layer="layout" svg:width="18cm" svg:height="1cm" svg:x="1.423cm" svg:y="16.423cm">
            <text:p text:style-name="P2">a1 &lt; b1 &amp; b2 &lt; a2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16.423cm">
            <draw:text-box>
              <text:p>4</text:p>
            </draw:text-box>
          </draw:frame>
        </draw:g>
        <draw:g>
          <draw:custom-shape draw:style-name="gr6" draw:text-style-name="P4" draw:layer="layout" svg:width="18cm" svg:height="1cm" svg:x="1.423cm" svg:y="20.423cm">
            <text:p text:style-name="P2"><text:s/>b1 &lt; a1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20.423cm">
            <draw:text-box>
              <text:p>5</text:p>
            </draw:text-box>
          </draw:frame>
        </draw:g>
        <draw:g>
          <draw:custom-shape draw:style-name="gr6" draw:text-style-name="P4" draw:layer="layout" svg:width="18cm" svg:height="1cm" svg:x="1.423cm" svg:y="24.423cm">
            <text:p text:style-name="P2">a1 &lt; b1 &amp; b2 &lt; a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24.423cm">
            <draw:text-box>
              <text:p>6</text:p>
            </draw:text-box>
          </draw:frame>
        </draw:g>
        <draw:custom-shape draw:style-name="gr8" draw:text-style-name="P6" draw:layer="layout" svg:width="7.1cm" svg:height="1cm" svg:x="1.423cm" svg:y="1.423cm">
          <text:p text:style-name="P2">Genere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7.1cm" svg:height="1cm" svg:x="1.423cm" svg:y="2.423cm">
          <text:p text:style-name="P2">a1 &lt; a2 &amp; b1 &lt; b2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3cm" svg:height="1cm" svg:x="2.423cm" svg:y="4.423cm">
          <draw:text-box>
            <text:p text:style-name="P2">Huller</text:p>
          </draw:text-box>
        </draw:frame>
        <draw:frame draw:style-name="gr10" draw:text-style-name="P7" draw:layer="layout" svg:width="3cm" svg:height="1cm" svg:x="2.423cm" svg:y="8.423cm">
          <draw:text-box>
            <text:p text:style-name="P2">Huller</text:p>
          </draw:text-box>
        </draw:frame>
        <draw:frame draw:style-name="gr11" draw:text-style-name="P8" draw:layer="layout" svg:width="3cm" svg:height="1cm" svg:x="2.423cm" svg:y="12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16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20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24.423cm">
          <draw:text-box>
            <text:p text:style-name="P2">Overlap</text:p>
          </draw:text-box>
        </draw:frame>
      </draw:page>
      <draw:page draw:name="page2" draw:style-name="dp1" draw:master-page-name="Default">
        <draw:frame draw:style-name="standard" draw:layer="layout" svg:width="14.098cm" svg:height="11.998cm" svg:x="6.003cm" svg:y="5.036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bw1">
              <table:table-cell>
                <text:p>1</text:p>
              </table:table-cell>
              <table:table-cell/>
            </table:table-row>
            <table:table-row table:style-name="ro1" table:default-cell-style-name="bw2">
              <table:table-cell>
                <text:p>2</text:p>
              </table:table-cell>
              <table:table-cell/>
            </table:table-row>
            <table:table-row table:style-name="ro1" table:default-cell-style-name="bw1">
              <table:table-cell>
                <text:p>3</text:p>
              </table:table-cell>
              <table:table-cell/>
            </table:table-row>
            <table:table-row table:style-name="ro1" table:default-cell-style-name="bw2">
              <table:table-cell>
                <text:p>4</text:p>
              </table:table-cell>
              <table:table-cell/>
            </table:table-row>
            <table:table-row table:style-name="ro1" table:default-cell-style-name="bw1">
              <table:table-cell>
                <text:p>5</text:p>
              </table:table-cell>
              <table:table-cell/>
            </table:table-row>
            <table:table-row table:style-name="ro2" table:default-cell-style-name="bw2">
              <table:table-cell>
                <text:p>6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.999cm" svg:height="0.999cm" svg:x="7.342cm" svg:y="5.1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1.2cm" svg:height="0.53cm" svg:x="7.298cm" svg:y="7.1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1.999cm" svg:height="0.999cm" svg:x="9.414cm" svg:y="10.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.423cm" fo:margin-bottom="0.453cm" fo:margin-left="0.423cm" fo:margin-right="0.4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21-01-14T13:39:18.069970872</meta:creation-date>
    <dc:date>2021-04-21T16:02:25.101540038</dc:date>
    <dc:creator>Michael Michaelsen</dc:creator>
    <meta:editing-duration>PT2H24M31S</meta:editing-duration>
    <meta:editing-cycles>15</meta:editing-cycles>
    <meta:generator>LibreOffice/6.0.7.3$Linux_X86_64 LibreOffice_project/00m0$Build-3</meta:generator>
    <meta:document-statistic meta:object-count="95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3/content.xml><?xml version="1.0" encoding="utf-8"?>
<math xmlns="http://www.w3.org/1998/Math/MathML" display="block">
  <semantics>
    <mrow>
      <msub>
        <mi>a</mi>
        <mn>2</mn>
      </msub>
      <mo stretchy="false">&lt;</mo>
      <msub>
        <mi>b</mi>
        <mn>1</mn>
      </msub>
    </mrow>
    <annotation encoding="StarMath 5.0">a_{2} &lt;  b_{ 1 } </annotation>
  </semantics>
</math>
</file>

<file path=Object 14/content.xml><?xml version="1.0" encoding="utf-8"?>
<math xmlns="http://www.w3.org/1998/Math/MathML" display="block">
  <semantics>
    <mrow>
      <msub>
        <mi>b</mi>
        <mn>2</mn>
      </msub>
      <mo stretchy="false">&lt;</mo>
      <msub>
        <mi>a</mi>
        <mn>1</mn>
      </msub>
    </mrow>
    <annotation encoding="StarMath 5.0">b_{2} &lt;  a_{ 1 } </annotation>
  </semantics>
</math>
</file>

<file path=Object 15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4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